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.45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081cm" svg:height="0.962cm" svg:x="6.419cm" svg:y="1.538cm">
          <draw:text-box>
            <text:p>SATZ</text:p>
          </draw:text-box>
        </draw:frame>
        <draw:frame draw:style-name="gr1" draw:layer="layout" svg:width="1.383cm" svg:height="0.962cm" svg:x="4cm" svg:y="4.038cm">
          <draw:text-box>
            <text:p>NP</text:p>
          </draw:text-box>
        </draw:frame>
        <draw:frame draw:style-name="gr1" draw:layer="layout" svg:width="1.349cm" svg:height="0.962cm" svg:x="9.5cm" svg:y="4cm">
          <draw:text-box>
            <text:p>VP</text:p>
          </draw:text-box>
        </draw:frame>
        <draw:frame draw:style-name="gr1" draw:layer="layout" svg:width="0.959cm" svg:height="0.962cm" svg:x="5.041cm" svg:y="6.038cm">
          <draw:text-box>
            <text:p>N</text:p>
          </draw:text-box>
        </draw:frame>
        <draw:frame draw:style-name="gr2" draw:layer="layout" svg:width="1.759cm" svg:height="0.962cm" svg:x="2.693cm" svg:y="6.038cm">
          <draw:text-box>
            <text:p>ART</text:p>
          </draw:text-box>
        </draw:frame>
        <draw:frame draw:style-name="gr1" draw:layer="layout" svg:width="0.925cm" svg:height="0.962cm" svg:x="8.575cm" svg:y="6.038cm">
          <draw:text-box>
            <text:p>V</text:p>
          </draw:text-box>
        </draw:frame>
        <draw:frame draw:style-name="gr1" draw:layer="layout" svg:width="2.195cm" svg:height="0.962cm" svg:x="10.305cm" svg:y="6.038cm">
          <draw:text-box>
            <text:p>KONJ</text:p>
          </draw:text-box>
        </draw:frame>
        <draw:line draw:style-name="gr3" draw:text-style-name="P1" draw:layer="layout" svg:x1="4.609cm" svg:y1="4cm" svg:x2="7.609cm" svg:y2="2.5cm">
          <text:p/>
        </draw:line>
        <draw:line draw:style-name="gr3" draw:text-style-name="P1" draw:layer="layout" svg:x1="10.109cm" svg:y1="4cm" svg:x2="7.609cm" svg:y2="2.5cm">
          <text:p/>
        </draw:line>
        <draw:line draw:style-name="gr3" draw:text-style-name="P1" draw:layer="layout" svg:x1="10.109cm" svg:y1="5cm" svg:x2="9.109cm" svg:y2="6cm">
          <text:p/>
        </draw:line>
        <draw:line draw:style-name="gr3" draw:text-style-name="P1" draw:layer="layout" svg:x1="11.109cm" svg:y1="6cm" svg:x2="10.109cm" svg:y2="5cm">
          <text:p/>
        </draw:line>
        <draw:line draw:style-name="gr3" draw:text-style-name="P1" draw:layer="layout" svg:x1="4.609cm" svg:y1="5cm" svg:x2="3.609cm" svg:y2="6cm">
          <text:p/>
        </draw:line>
        <draw:line draw:style-name="gr3" draw:text-style-name="P1" draw:layer="layout" svg:x1="5.609cm" svg:y1="6cm" svg:x2="4.609cm" svg:y2="5cm">
          <text:p/>
        </draw:line>
        <draw:frame draw:style-name="gr1" draw:layer="layout" svg:width="1.416cm" svg:height="0.962cm" svg:x="2.584cm" svg:y="7.538cm">
          <draw:text-box>
            <text:p>der</text:p>
          </draw:text-box>
        </draw:frame>
        <draw:frame draw:style-name="gr1" draw:layer="layout" svg:width="2.013cm" svg:height="0.962cm" svg:x="4.5cm" svg:y="7.538cm">
          <draw:text-box>
            <text:p>Hund</text:p>
          </draw:text-box>
        </draw:frame>
        <draw:frame draw:style-name="gr1" draw:layer="layout" svg:width="1.344cm" svg:height="0.962cm" svg:x="8.156cm" svg:y="7.5cm">
          <draw:text-box>
            <text:p>jag</text:p>
          </draw:text-box>
        </draw:frame>
        <draw:frame draw:style-name="gr1" draw:layer="layout" svg:width="0.891cm" svg:height="0.962cm" svg:x="11cm" svg:y="7.5cm">
          <draw:text-box>
            <text:p>-t</text:p>
          </draw:text-box>
        </draw:frame>
        <draw:line draw:style-name="gr4" draw:text-style-name="P1" draw:layer="layout" svg:x1="11.5cm" svg:y1="7cm" svg:x2="11.5cm" svg:y2="7.5cm">
          <text:p/>
        </draw:line>
        <draw:line draw:style-name="gr4" draw:text-style-name="P1" draw:layer="layout" svg:x1="9cm" svg:y1="7cm" svg:x2="9cm" svg:y2="7.5cm">
          <text:p/>
        </draw:line>
        <draw:line draw:style-name="gr4" draw:text-style-name="P1" draw:layer="layout" svg:x1="5.5cm" svg:y1="7cm" svg:x2="5.5cm" svg:y2="7.5cm">
          <text:p/>
        </draw:line>
        <draw:line draw:style-name="gr4" draw:text-style-name="P1" draw:layer="layout" svg:x1="3.5cm" svg:y1="7cm" svg:x2="3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0-10-09T22:32:51</dc:date>
    <dc:creator>artur </dc:creator>
    <meta:editing-duration>PT00H30M15S</meta:editing-duration>
    <meta:editing-cycles>4</meta:editing-cycles>
    <meta:generator>OpenOffice.org/3.2$Linux OpenOffice.org_project/320m12$Build-9483</meta:generator>
    <meta:document-statistic meta:object-count="21"/>
  </office:meta>
</office:document-meta>
</file>